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ILLANUEVA IBARRA NERI RU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380340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365127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ILLANUEVA IBARRA NERI RUTH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380340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3 651 27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9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78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4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4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8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343305</text:p>
          </table:table-cell>
          <table:table-cell table:style-name="Tabla2.D3" office:value-type="string">
            <text:p text:style-name="P17">18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3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20:40:1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